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5cm" fo:min-width="0.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solid" draw:fill-color="#ff3333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="solid" draw:fill-color="#ff3333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35cm" draw:marker-start-width="0.252cm" draw:marker-end-width="0.252cm" draw:fill="solid" draw:fill-color="#ff3333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pr1" style:family="presentation" style:parent-style-name="Classy_5f_Red-title">
      <style:graphic-properties draw:auto-grow-height="true" fo:min-height="10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3.506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4.633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3333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fo:language="en" fo:country="US" style:font-size-asian="60pt" style:font-size-complex="60pt"/>
    </style:style>
    <style:style style:name="T3" style:family="text">
      <style:text-properties fo:language="en" fo:country="US"/>
    </style:style>
    <style:style style:name="T4" style:family="text">
      <style:text-properties fo:language="fr" fo:country="FR"/>
    </style:style>
    <style:style style:name="T5" style:family="text">
      <style:text-properties fo:font-size="16pt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7.2999992370605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draw:frame presentation:style-name="pr1" draw:text-style-name="P1" draw:layer="layout" svg:width="25.199cm" svg:height="10cm" svg:x="1.4cm" svg:y="5.2cm" presentation:class="title" presentation:user-transformed="true">
          <draw:text-box>
            <text:p text:style-name="P1"><text:span text:style-name="T1">Programming </text:span><text:span text:style-name="T2">errors</text:span><text:span text:style-name="T1"> to avoid</text:span></text:p>
          </draw:text-box>
        </draw:frame>
        <draw:frame draw:style-name="gr1" draw:text-style-name="P2" draw:layer="layout" svg:width="5.709cm" svg:height="0.962cm" svg:x="21.891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Playing with HashMap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3">Some</text:span> eclipse tests</text:p>
                <text:list>
                  <text:list-item>
                    <text:p>See lesson1 in codeSamples</text:p>
                    <text:list>
                      <text:list-item>
                        <text:p>Demo1 to 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quals and hashCode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3">Always redefined together</text:span></text:p>
              </text:list-item>
              <text:list-item>
                <text:p><text:span text:style-name="T3">Mostly redefined for data object</text:span></text:p>
              </text:list-item>
              <text:list-item>
                <text:p>Eclipse settings :</text:p>
                <text:list>
                  <text:list-item>
                    <text:p>Preferences - java - compiler - errors/warnings</text:p>
                    <text:list>
                      <text:list-item>
                        <text:p>Potential programming problems – Class overrides ‘equals()’ but not ‘hashCode’ =&gt;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6" draw:layer="layout" svg:width="25.199cm" svg:height="4.633cm" svg:x="1.4cm" svg:y="0.274cm" presentation:class="title" presentation:user-transformed="true">
          <draw:text-box>
            <text:p>Fields <text:span text:style-name="T3">used</text:span><text:span text:style-name="T4"> </text:span><text:span text:style-name="T3">to</text:span><text:span text:style-name="T4"> compute</text:span><text:span text:style-name="T4"><text:line-break/></text:span><text:span text:style-name="T4">equals and hashCode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3">Are used in both methods</text:span></text:p>
              </text:list-item>
              <text:list-item>
                <text:p><text:span text:style-name="T3">Generally those who defined object state</text:span></text:p>
                <text:list>
                  <text:list-item>
                    <text:p><text:span text:style-name="T3">Fields that do not define state</text:span></text:p>
                    <text:list>
                      <text:list-item>
                        <text:p><text:span text:style-name="T3">Cache, temp working variables, coworkers (eventually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hould be immutable (with final reference)</text:span></text:p>
                <text:list>
                  <text:list-item>
                    <text:p>Eclipse <text:span text:style-name="T3">preferences - save actions - code style - <text:s/>use ‘final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Lessons to learn</text:span></text:p>
          </draw:text-box>
        </draw:frame>
        <draw:frame presentation:style-name="pr4" draw:layer="layout" svg:width="25.199cm" svg:height="14.087cm" svg:x="1.4cm" svg:y="4.913cm" presentation:class="outline" presentation:user-transformed="true">
          <draw:text-box>
            <text:list text:style-name="L2">
              <text:list-item>
                <text:p><text:span text:style-name="T3">Difficult to conform to an API</text:span></text:p>
                <text:list>
                  <text:list-item>
                    <text:p><text:span text:style-name="T3">For client and provider (you have to read the doc for correct use)</text:span></text:p>
                  </text:list-item>
                  <text:list-item>
                    <text:p><text:span text:style-name="T3">Even hashCode and equals are misused</text:span></text:p>
                  </text:list-item>
                </text:list>
              </text:list-item>
              <text:list-item>
                <text:p><text:span text:style-name="T3">Hard to foresee impacts of variable changes</text:span></text:p>
              </text:list-item>
              <text:list-item>
                <text:p><text:span text:style-name="T3">Most bugs come from wrong state</text:span></text:p>
                <text:list>
                  <text:list-item>
                    <text:p>Programming instructions do not change unlike data</text:p>
                  </text:list-item>
                  <text:list-item>
                    <text:p><text:span text:style-name="T3">Test from clear state ok but crash in running application</text:span></text:p>
                  </text:list-item>
                </text:list>
              </text:list-item>
              <text:list-item>
                <text:p><text:span text:style-name="T3">Mandatory to take care of object state</text:span></text:p>
              </text:list-item>
              <text:list-item>
                <text:p>Prefer usage of immutable</text:p>
                <text:list>
                  <text:list-item>
                    <text:p><text:span text:style-name="T3">Most simple way to keep state clean</text:span></text:p>
                  </text:list-item>
                  <text:list-item>
                    <text:p><text:span text:style-name="T3">Naturally avoid many programming errors</text:span></text:p>
                  </text:list-item>
                  <text:list-item>
                    <text:p><text:span text:style-name="T3">Force to define state at constru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6" draw:layer="layout" svg:width="25.199cm" svg:height="4.633cm" svg:x="1.4cm" svg:y="0.274cm" presentation:class="title" presentation:user-transformed="true">
          <draw:text-box>
            <text:p><text:span text:style-name="T3">Better</text:span> <text:span text:style-name="T3">programming</text:span> techniques</text:p>
          </draw:text-box>
        </draw:frame>
        <draw:frame presentation:style-name="pr4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Use immutable objects as much as possible</text:p>
                <text:list>
                  <text:list-item>
                    <text:p>Immutable collection in guava</text:p>
                  </text:list-item>
                  <text:list-item>
                    <text:p>At least set the maximum possible fields ‘final’ and even immutable</text:p>
                  </text:list-item>
                  <text:list-item>
                    <text:p><text:span text:style-name="T5"><text:a xlink:href="http://www.javapractices.com/topic/TopicAction.do?Id=29" xlink:type="simple">http://www.javapractices.com/topic/TopicAction.do?Id=29</text:a></text:span></text:p>
                  </text:list-item>
                </text:list>
              </text:list-item>
              <text:list-item>
                <text:p>‘final’ keyword is your friend</text:p>
                <text:list>
                  <text:list-item>
                    <text:p>Mutable setters should be avoid most of the time</text:p>
                  </text:list-item>
                  <text:list-item>
                    <text:p><text:span text:style-name="T6">Object state defined at construction time</text:span><text:span text:style-name="T3"> (see Demo5)</text:span></text:p>
                  </text:list-item>
                </text:list>
              </text:list-item>
              <text:list-item>
                <text:p>Every implementation class should derived from an interface</text:p>
              </text:list-item>
              <text:list-item>
                <text:p>Never use ‘new’ operator outside a factory/builder</text:p>
                <text:list>
                  <text:list-item>
                    <text:p>Inject dependencies (coworkers)</text:p>
                  </text:list-item>
                  <text:list-item>
                    <text:p><text:span text:style-name="T6">Create factory or factory methods for every implementation</text:span><text:span text:style-name="T3"> (see Demo6 - 7)</text:span></text:p>
                  </text:list-item>
                </text:list>
                <text:p><text:span text:style-name="T7"/></text:p>
              </text:list-item>
              <text:list-item>
                <text:p><text:span text:style-name="T8">Avoid</text:span><text:span text:style-name="T3"> (see Demo8)</text:span></text:p>
                <text:list>
                  <text:list-item>
                    <text:p>Public static methods</text:p>
                  </text:list-item>
                  <text:list-item>
                    <text:p>Private static fie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6" draw:layer="layout" svg:width="26.8cm" svg:height="4.633cm" svg:x="0.6cm" svg:y="0.274cm" presentation:class="title" presentation:user-transformed="true">
          <draw:text-box>
            <text:p><text:span text:style-name="T3">Limitations with immutables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erformance issues</text:p>
                <text:list>
                  <text:list-item>
                    <text:p>Often change the ‘same’ Type object locally</text:p>
                    <text:list>
                      <text:list-item>
                        <text:p>Create a TypeBuffer (like StringBuffer)</text:p>
                      </text:list-item>
                    </text:list>
                  </text:list-item>
                  <text:list-item>
                    <text:p>Small updates in a complex object (like tree or list)</text:p>
                    <text:list>
                      <text:list-item>
                        <text:p>Collections from vavr library</text:p>
                      </text:list-item>
                    </text:list>
                  </text:list-item>
                  <text:list-item>
                    <text:p>Lot of objects to change often in multiple place</text:p>
                    <text:list>
                      <text:list-item>
                        <text:p>Make them mutable</text:p>
                      </text:list-item>
                    </text:list>
                  </text:list-item>
                </text:list>
              </text:list-item>
              <text:list-item>
                <text:p>But also allow performance improve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6" draw:layer="layout" svg:width="25.199cm" svg:height="4.633cm" svg:x="1.4cm" svg:y="0.274cm" presentation:class="title" presentation:user-transformed="true">
          <draw:text-box>
            <text:p>Immutable Complex Objects</text:p>
          </draw:text-box>
        </draw:frame>
        <draw:frame presentation:style-name="pr4" draw:layer="layout" svg:width="25.199cm" svg:height="8.4cm" svg:x="1.4cm" svg:y="5.8cm" presentation:class="outline" presentation:user-transformed="true">
          <draw:text-box>
            <text:list text:style-name="L2">
              <text:list-item>
                <text:p>Performance issues</text:p>
                <text:list>
                  <text:list-item>
                    <text:p>List: Changing only one element force to regenerate the whole list</text:p>
                  </text:list-item>
                </text:list>
                <text:p/>
                <text:list>
                  <text:list-item text:start-value="1">
                    <text:p>Tree: The most inner node force to regenerate the whole tree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0.8cm" svg:height="0.8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6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8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2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8cm" svg:height="0.8cm" svg:x="10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1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2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3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4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5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6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7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8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9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20.2cm" svg:y="1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cm" svg:height="0.6cm" svg:x="7.7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6cm" svg:height="0.6cm" svg:x="9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6cm" svg:height="0.6cm" svg:x="7.9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6cm" svg:height="0.6cm" svg:x="8.9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6cm" svg:height="0.6cm" svg:x="6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7.09cm" svg:y1="16.256cm" svg:x2="7.83cm" svg:y2="15.16cm">
          <text:p/>
        </draw:line>
        <draw:line draw:style-name="gr8" draw:text-style-name="P4" draw:layer="layout" svg:x1="8.995cm" svg:y1="16.271cm" svg:x2="8.224cm" svg:y2="15.107cm">
          <text:p/>
        </draw:line>
        <draw:line draw:style-name="gr8" draw:text-style-name="P4" draw:layer="layout" svg:x1="8.36cm" svg:y1="18.033cm" svg:x2="9.032cm" svg:y2="16.77cm">
          <text:p/>
        </draw:line>
        <draw:line draw:style-name="gr8" draw:text-style-name="P4" draw:layer="layout" svg:x1="9.962cm" svg:y1="18.01cm" svg:x2="9.38cm" svg:y2="16.733cm">
          <text:p/>
        </draw:line>
        <draw:custom-shape draw:style-name="gr7" draw:text-style-name="P4" draw:layer="layout" svg:width="0.6cm" svg:height="0.6cm" svg:x="17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6cm" svg:height="0.6cm" svg:x="19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6cm" svg:height="0.6cm" svg:x="17.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6cm" svg:height="0.6cm" svg:x="18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6cm" svg:height="0.6cm" svg:x="16.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6.79cm" svg:y1="16.256cm" svg:x2="17.53cm" svg:y2="15.16cm">
          <text:p/>
        </draw:line>
        <draw:line draw:style-name="gr8" draw:text-style-name="P4" draw:layer="layout" svg:x1="18.695cm" svg:y1="16.271cm" svg:x2="17.924cm" svg:y2="15.107cm">
          <text:p/>
        </draw:line>
        <draw:line draw:style-name="gr8" draw:text-style-name="P4" draw:layer="layout" svg:x1="18.06cm" svg:y1="18.033cm" svg:x2="18.732cm" svg:y2="16.77cm">
          <text:p/>
        </draw:line>
        <draw:line draw:style-name="gr8" draw:text-style-name="P4" draw:layer="layout" svg:x1="19.662cm" svg:y1="18.01cm" svg:x2="19.08cm" svg:y2="16.733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ong term objectiv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ce good practices</text:p>
                <text:list>
                  <text:list-item>
                    <text:p>Annoying for now</text:p>
                  </text:list-item>
                  <text:list-item>
                    <text:p>Basis for other improvements</text:p>
                    <text:list>
                      <text:list-item>
                        <text:p>True object oriented programming</text:p>
                      </text:list-item>
                      <text:list-item>
                        <text:p>Introduce to functional programming</text:p>
                      </text:list-item>
                      <text:list-item>
                        <text:p>Truly reliable and fully automated tests</text:p>
                      </text:list-item>
                      <text:list-item>
                        <text:p>State of art in clean architecture desig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ference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Effective Java - Joshua Bloch</text:p>
              </text:list-item>
              <text:list-item>
                <text:p>Out of the Tar Pit - Ben Moseley, Peter Ma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53cm" fo:text-indent="0cm"/>
      <style:text-properties fo:font-size="37.4000015258789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397cm" fo:text-indent="0cm"/>
      <style:text-properties fo:font-size="32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264cm" fo:text-indent="0cm"/>
      <style:text-properties fo:font-size="2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3cm" fo:text-indent="0cm"/>
      <style:text-properties fo:font-size="2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5" style:family="graphic">
      <style:graphic-properties draw:stroke="none" draw:fill="solid" draw:fill-color="#2c3e50" draw:textarea-vertical-align="middle" draw:auto-grow-height="false" fo:min-height="4.5cm" fo:min-width="28cm"/>
    </style:style>
    <style:style style:name="Mgr6" style:family="graphic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color="#ffffff" fo:font-size="14pt"/>
    </style:style>
    <style:style style:name="MP9" style:family="paragraph">
      <loext:graphic-properties draw:fill="none" draw:fill-color="#ffffff"/>
      <style:text-properties fo:color="#ffffff" fo:font-size="14pt"/>
    </style:style>
    <style:style style:name="MP10" style:family="paragraph">
      <style:paragraph-properties fo:text-align="center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2" style:family="paragraph">
      <style:paragraph-properties fo:text-align="end"/>
      <style:text-properties fo:color="#ffffff" fo:font-size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P18" style:family="paragraph">
      <loext:graphic-properties draw:fill="solid" draw:fill-color="#2c3e50"/>
      <style:paragraph-properties fo:text-align="center"/>
    </style:style>
    <style:style style:name="MP19" style:family="paragraph">
      <style:paragraph-properties fo:text-align="start"/>
    </style:style>
    <style:style style:name="MP20" style:family="paragraph">
      <loext:graphic-properties draw:fill="none"/>
      <style:paragraph-properties fo:text-align="start"/>
    </style:style>
    <style:style style:name="MP21" style:family="paragraph">
      <style:paragraph-properties fo:text-align="center"/>
    </style:style>
    <style:style style:name="MP22" style:family="paragraph">
      <loext:graphic-properties draw:fill="solid" draw:fill-color="#1abc9c"/>
      <style:paragraph-properties fo:text-align="center"/>
    </style:style>
    <style:style style:name="MP23" style:family="paragraph">
      <style:text-properties style:use-window-font-color="true" fo:font-size="14pt"/>
    </style:style>
    <style:style style:name="MP24" style:family="paragraph">
      <loext:graphic-properties draw:fill="none" draw:fill-color="#ffffff"/>
      <style:text-properties style:use-window-font-color="true" fo:font-size="14pt"/>
    </style:style>
    <style:style style:name="MP25" style:family="paragraph">
      <style:paragraph-properties fo:text-align="end"/>
      <style:text-properties style:use-window-font-color="true" fo:font-size="14pt"/>
    </style:style>
    <style:style style:name="MP2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draw:layer="backgroundobjects" svg:width="14.599cm" svg:height="21.02cm" svg:x="10.6cm" svg:y="13.333cm" presentation:class="outline" presentation:placeholder="true">
        <draw:text-box/>
      </draw:frame>
      <draw:frame presentation:style-name="Mpr4" draw:text-style-name="MP9" draw:layer="backgroundobjects" svg:width="6.523cm" svg:height="1.448cm" svg:x="4.8cm" svg:y="19.5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11.725cm" svg:y="19.525cm" presentation:class="footer">
        <draw:text-box>
          <text:p text:style-name="MP10"><text:span text:style-name="MT2"><presentation:footer/></text:span></text:p>
        </draw:text-box>
      </draw:frame>
      <draw:frame presentation:style-name="Mpr5" draw:text-style-name="MP13" draw:layer="backgroundobjects" svg:width="6.523cm" svg:height="1.448cm" svg:x="21.2cm" svg:y="19.525cm" presentation:class="page-number">
        <draw:text-box>
          <text:p text:style-name="MP12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4" draw:text-style-name="MP1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5" draw:text-style-name="MP1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layer="backgroundobjects" svg:width="26cm" svg:height="12.18cm" svg:x="1cm" svg:y="5.5cm" presentation:class="outline" presentation:placeholder="true">
        <draw:text-box/>
      </draw:frame>
      <draw:frame presentation:style-name="Mpr8" draw:text-style-name="MP20" draw:layer="backgroundobjects" svg:width="8cm" svg:height="1cm" svg:x="1cm" svg:y="20cm" presentation:class="date-time">
        <draw:text-box>
          <text:p text:style-name="MP19"><presentation:date-time/></text:p>
        </draw:text-box>
      </draw:frame>
      <draw:frame presentation:style-name="Mpr8" draw:text-style-name="MP20" draw:layer="backgroundobjects" svg:width="9cm" svg:height="1cm" svg:x="9.5cm" svg:y="20cm" presentation:class="footer">
        <draw:text-box>
          <text:p text:style-name="MP21"><presentation:footer/></text:p>
        </draw:text-box>
      </draw:frame>
      <draw:custom-shape draw:style-name="Mgr6" draw:text-style-name="MP2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7" draw:layer="backgroundobjects" svg:width="2cm" svg:height="2cm" svg:x="25.5cm" svg:y="18.9cm" presentation:class="page-number">
        <draw:text-box>
          <text:p text:style-name="MP21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4" draw:layer="backgroundobjects" svg:width="9.113cm" svg:height="1.484cm" svg:x="0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10" draw:text-style-name="MP26" draw:layer="backgroundobjects" svg:width="9.113cm" svg:height="1.484cm" svg:x="11.886cm" svg:y="0cm" presentation:class="date-time">
          <draw:text-box>
            <text:p text:style-name="MP25"><text:span text:style-name="MT4"><presentation:date-time/></text:span></text:p>
          </draw:text-box>
        </draw:frame>
        <draw:frame presentation:style-name="Mpr11" draw:text-style-name="MP24" draw:layer="backgroundobjects" svg:width="9.113cm" svg:height="1.484cm" svg:x="0cm" svg:y="28.215cm" presentation:class="footer">
          <draw:text-box>
            <text:p text:style-name="MP23"><text:span text:style-name="MT4"><presentation:footer/></text:span></text:p>
          </draw:text-box>
        </draw:frame>
        <draw:frame presentation:style-name="Mpr11" draw:text-style-name="MP26" draw:layer="backgroundobjects" svg:width="9.113cm" svg:height="1.484cm" svg:x="11.886cm" svg:y="28.215cm" presentation:class="page-number">
          <draw:text-box>
            <text:p text:style-name="MP2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22:27:14.858430910</meta:creation-date>
    <dc:date>2019-10-24T22:16:50.478558026</dc:date>
    <meta:editing-duration>PT5H41M11S</meta:editing-duration>
    <meta:editing-cycles>54</meta:editing-cycles>
    <meta:generator>LibreOffice/6.1.5.2$Linux_X86_64 LibreOffice_project/10$Build-2</meta:generator>
    <meta:document-statistic meta:object-count="122"/>
  </office:meta>
</office:document-meta>
</file>